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List_20_Paragraph" style:list-style-name="L1"/>
    <style:style style:name="P3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4f6228" fo:font-weight="bold" style:font-weight-asian="bold"/>
    </style:style>
    <style:style style:name="T4" style:family="text">
      <style:text-properties style:text-position="super 64%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 Load Balancer - DLB</text:p>
      <text:list xml:id="list37271766" text:style-name="L1">
        <text:list-item>
          <text:p text:style-name="P2">Bootstrap – Data Decomposition and Distribution</text:p>
          <text:list>
            <text:list-item>
              <text:p text:style-name="P2">Job: Transfer half the workload from the local node to the remote node</text:p>
            </text:list-item>
            <text:list-item>
              <text:p text:style-name="P2"><text:span text:style-name="Default_20_Paragraph_20_Font"><text:span text:style-name="T5">Q: What is our workload?</text:span></text:span> (Matrix-Matrix Addition, Scalar-Matrix Multiplication, Image Manipulation (change color values, etc)</text:p>
              <text:list>
                <text:list-item>
                  <text:p text:style-name="P2"><text:s/>A: Matrix-Matrix Addition initially – send job file, process internally (doWork, etc), generator, takes input n, generates matrix of size nxn with random input, two individual files (versus one for image processing)</text:p>
                </text:list-item>
                <text:list-item>
                  <text:p text:style-name="P2"><text:s/>Store input: on disk in a file, csv, tab delineated</text:p>
                </text:list-item>
                <text:list-item>
                  <text:p text:style-name="P2"><text:s/>improvement: account for heterogeneous environment</text:p>
                </text:list-item>
                <text:list-item>
                  <text:p text:style-name="P2"><text:s/>target: 3-5 minutes</text:p>
                </text:list-item>
              </text:list>
            </text:list-item>
          </text:list>
        </text:list-item>
        <text:list-item>
          <text:p text:style-name="P2">Processing – Dynamic Load Balancer</text:p>
          <text:list>
            <text:list-item>
              <text:p text:style-name="P2">Job: Workload divided into jobs and placed into <text:span text:style-name="Default_20_Paragraph_20_Font"><text:span text:style-name="T1">local queue</text:span></text:span>. <text:span text:style-name="Default_20_Paragraph_20_Font"><text:span text:style-name="T2">(Any other initial setup here? Like network connections?</text:span></text:span>) Worker Thread begins processing, stores result locally.</text:p>
              <text:list>
                <text:list-item>
                  <text:p text:style-name="P2">Worker Thread</text:p>
                  <text:list>
                    <text:list-item>
                      <text:p text:style-name="P2"><text:span text:style-name="Default_20_Paragraph_20_Font"><text:span text:style-name="T3">Improvement</text:span></text:span>: increase number of workers to exploit concurrency of system, gather data, analyze, graphs?</text:p>
                    </text:list-item>
                  </text:list>
                </text:list-item>
                <text:list-item>
                  <text:p text:style-name="P2">Throttling Value – passed from Hardware Monitor to Adaptor to Worker Thread</text:p>
                </text:list-item>
                <text:list-item>
                  <text:p text:style-name="P2">Job Queue</text:p>
                  <text:list>
                    <text:list-item>
                      <text:p text:style-name="P2">Initially use a queue to store our jobs and as an <text:span text:style-name="Default_20_Paragraph_20_Font"><text:span text:style-name="T3">improvement</text:span></text:span> use a more efficient data structure? What operations do we need to perform on our Job Queue? </text:p>
                    </text:list-item>
                    <text:list-item>
                      <text:p text:style-name="P2">How to keep track/identify all the jobs so when they all come back in the end, the result can be created? Job ID assigned when jobs created?</text:p>
                    </text:list-item>
                  </text:list>
                </text:list-item>
                <text:list-item>
                  <text:p text:style-name="P2"><text:span text:style-name="Default_20_Paragraph_20_Font"><text:span text:style-name="T1">Q</text:span></text:span>: Store result locally means… write to a file? Store internally and write out in 3<text:span text:style-name="Default_20_Paragraph_20_Font"><text:span text:style-name="T4">rd</text:span></text:span> phase?</text:p>
                </text:list-item>
                <text:list-item>
                  <text:p text:style-name="P2"><text:soft-page-break/><text:span text:style-name="Default_20_Paragraph_20_Font"><text:span text:style-name="T1">Hardware Monitor</text:span></text:span> – collect CPU utilization of system, takes in the Throttling Value as well (MP4 handout), <text:span text:style-name="Default_20_Paragraph_20_Font"><text:span text:style-name="T2">passes to Adaptor? Which passes it to Worker Thread (or is the </text:span></text:span><text:span text:style-name="Default_20_Paragraph_20_Font"><text:span text:style-name="T2">Adaptor the </text:span></text:span><text:span text:style-name="Default_20_Paragraph_20_Font"><text:span text:style-name="T2">one to control how much of the Interval Time the worker sleeps, and how much of the Interval Time the worker works, or can the worker do this itself?)</text:span></text:span></text:p>
                  <text:list>
                    <text:list-item>
                      <text:p text:style-name="P2">CPU Utilization – What data required to compute this? Interval and utime, stime? How to get this data (/proc/&lt;PID&gt;/stat)?</text:p>
                      <text:list>
                        <text:list-item>
                          <text:p text:style-name="P2">Q: What should our Interval Time be in checking the values? Is this Interval Time the same used for the Throttling Value (X% of the time the worker thread is working and the remaining it is sleeping)?</text:p>
                        </text:list-item>
                      </text:list>
                    </text:list-item>
                    <text:list-item>
                      <text:p text:style-name="P2">Throttling Value </text:p>
                      <text:list>
                        <text:list-item>
                          <text:p text:style-name="P2">Q: How taken in? A proc file in system that HW monitor occasionally checks?</text:p>
                        </text:list-item>
                      </text:list>
                    </text:list-item>
                    <text:list-item>
                      <text:p text:style-name="P2"><text:span text:style-name="Default_20_Paragraph_20_Font"><text:span text:style-name="T3">Improvements</text:span></text:span>: Gather data about Remaining Battery, Bandwidth and use in Transfer Policy</text:p>
                    </text:list-item>
                  </text:list>
                </text:list-item>
                <text:list-item>
                  <text:p text:style-name="P2"><text:span text:style-name="Default_20_Paragraph_20_Font"><text:span text:style-name="T1">Adaptor</text:span></text:span></text:p>
                  <text:list>
                    <text:list-item>
                      <text:p text:style-name="P2">Job: apply Transfer and Selection policies, takes info from State Manager and Hardware Monitor and decides if a load balance transfer must occur.</text:p>
                      <text:list>
                        <text:list-item>
                          <text:p text:style-name="P2">Queue Length – minimum info to consider (MP4 handout)</text:p>
                        </text:list-item>
                        <text:list-item>
                          <text:p text:style-name="P2"><text:span text:style-name="Default_20_Paragraph_20_Font"><text:span text:style-name="T3">Improvements:</text:span></text:span> Estimated Completion Time (based on throttling and queue length), Remaining Battery, etc</text:p>
                        </text:list-item>
                      </text:list>
                    </text:list-item>
                    <text:list-item>
                      <text:p text:style-name="P2">Q: When to tell Transfer Manager to initiate a load transfer?</text:p>
                      <text:list>
                        <text:list-item>
                          <text:p text:style-name="P2">Sender-Initiated</text:p>
                          <text:list>
                            <text:list-item>
                              <text:p text:style-name="P2">Performance, overhead, stability tradeoffs</text:p>
                            </text:list-item>
                          </text:list>
                        </text:list-item>
                        <text:list-item>
                          <text:p text:style-name="P2">Receiver-Initiated</text:p>
                          <text:list>
                            <text:list-item>
                              <text:p text:style-name="P2">Performance, overhead, stability tradeoffs</text:p>
                            </text:list-item>
                          </text:list>
                        </text:list-item>
                        <text:list-item>
                          <text:p text:style-name="P2"><text:span text:style-name="Default_20_Paragraph_20_Font"><text:span text:style-name="T3">Improvements/Additional Points</text:span></text:span>: Analyze impact between sender-initiated and receiver-initiated <text:soft-page-break/>transfers or symmetric-initiated transfers; graphs, highlight tradeoffs in final report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ransfer policy <text:span text:style-name="Default_20_Paragraph_20_Font"><text:span text:style-name="T1">Transfer Manager</text:span></text:span></text:p>
              <text:list>
                <text:list-item>
                  <text:p text:style-name="P2">Job: ‘performing a load transfer upon request of the adaptor’ (MP4 handout), move jobs from Job Queue and send to remote node. Receive jobs from remote node and put in Job Queue.</text:p>
                </text:list-item>
                <text:list-item>
                  <text:p text:style-name="P2">Q: When to initiate load transfer? A: When Adaptor says so.</text:p>
                </text:list-item>
              </text:list>
            </text:list-item>
            <text:list-item>
              <text:p text:style-name="P2">Selection policy</text:p>
              <text:list>
                <text:list-item>
                  <text:p text:style-name="P2">Q: Which jobs to transfer? (What Data Structure are we storing our jobs in). </text:p>
                </text:list-item>
              </text:list>
            </text:list-item>
            <text:list-item>
              <text:p text:style-name="P2">Location policy</text:p>
              <text:list>
                <text:list-item>
                  <text:p text:style-name="P2">Trivial: Only 2 nodes in system.</text:p>
                </text:list-item>
                <text:list-item>
                  <text:p text:style-name="P2">Q: Despite being trivial, do we design our DLB as if there were more nodes to choose from or hard-code the fact that there is only one other node?</text:p>
                </text:list-item>
              </text:list>
            </text:list-item>
            <text:list-item>
              <text:p text:style-name="P2">State Information policy (node-to-node) <text:span text:style-name="Default_20_Paragraph_20_Font"><text:span text:style-name="T1">State Manager</text:span></text:span></text:p>
              <text:list>
                <text:list-item>
                  <text:p text:style-name="P2">Q: What state information is needed to be sent?</text:p>
                  <text:list>
                    <text:list-item>
                      <text:p text:style-name="P2">Number pending jobs in queue, current local throttling value, all info collected by Hardware Monitor (MP4 handout)</text:p>
                    </text:list-item>
                  </text:list>
                </text:list-item>
                <text:list-item>
                  <text:p text:style-name="P2">Q: How often to send?</text:p>
                  <text:list>
                    <text:list-item>
                      <text:p text:style-name="P2">Pick an initial interval based on what we know, gather data, then adjust after analyze the data, testing if shorter/longer intervals improve performance (finishing the job quicker, or whichever our goal is)?</text:p>
                    </text:list-item>
                  </text:list>
                </text:list-item>
                <text:list-item>
                  <text:p text:style-name="P2">Q: How to send, protocol?</text:p>
                </text:list-item>
              </text:list>
            </text:list-item>
          </text:list>
        </text:list-item>
        <text:list-item>
          <text:p text:style-name="P2">Aggregation</text:p>
          <text:list>
            <text:list-item>
              <text:p text:style-name="P2">Job: When both nodes are finished processing, gather all results on one node and display the result.</text:p>
              <text:list>
                <text:list-item>
                  <text:p text:style-name="P2">Q: Does the aggregation phase count in the overall time to complete the job? Or is this phase more of a post-processing phase where the time to do this work doesn’t matter?</text:p>
                </text:list-item>
              </text:list>
            </text:list-item>
          </text:list>
        </text:list-item>
      </text:list>
      <text:p text:style-name="List_20_Paragraph"><text:soft-page-break/></text:p>
      <text:p text:style-name="List_20_Paragraph">Define interfaces for items in minimal architecture</text:p>
      <text:p text:style-name="List_20_Paragraph">Interface – user supplies data; submits Workload, Workload divided between two nodes, etc; basic architecture working</text:p>
      <text:p text:style-name="List_20_Paragraph">Jetty, swing</text:p>
      <text:p text:style-name="List_20_Paragraph">network connection – think about later, RPC, hadoop</text:p>
      <text:p text:style-name="List_20_Paragraph"/>
      <text:p text:style-name="P3"><text:tab/>Eclipse IDE<text:line-break/><text:tab/></text:p>
      <text:p text:style-name="P3"><text:tab/>Egit: <text:a xlink:type="simple" xlink:href="http://www.eclipse.org/egit/">http://www.eclipse.org/egit/</text:a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39in" fo:line-height="115%" fo:hyphenation-ladder-count="no-limit"/>
      <style:text-properties fo:font-size="11pt" style:font-size-asian="11pt" style:font-size-complex="11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olly Decker</meta:initial-creator>
    <dc:creator>Holly Decker</dc:creator>
    <meta:creation-date>2011-11-18T17:34:00Z</meta:creation-date>
    <dc:date>2011-11-18T18:13:20</dc:date>
    <meta:editing-cycles>4</meta:editing-cycles>
    <meta:editing-duration>PT01H00M45S</meta:editing-duration>
    <meta:document-statistic meta:table-count="0" meta:image-count="0" meta:object-count="0" meta:page-count="4" meta:paragraph-count="57" meta:word-count="762" meta:character-count="4604"/>
    <meta:template xlink:type="simple" xlink:actuate="onRequest" xlink:title="" xlink:href="Normal.dotm"/>
  </office:meta>
</office:document-meta>
</file>